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>0.25 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6"/>
      <text:p text:style-name="P1">36.6 miles in the last week</text:p>
      <text:p text:style-name="P1"><text:soft-page-break/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/>
      <text:p text:style-name="P6"><text:soft-page-break/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13T14:36:46.28</dc:date>
    <dc:creator>James Lombardi</dc:creator>
    <meta:editing-duration>PT1H4M17S</meta:editing-duration>
    <meta:editing-cycles>13</meta:editing-cycles>
    <meta:document-statistic meta:table-count="0" meta:image-count="0" meta:object-count="0" meta:page-count="14" meta:paragraph-count="481" meta:word-count="4944" meta:character-count="24471"/>
  </office:meta>
</office:document-meta>
</file>